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FileDeployer.getFileName( final String docu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getOutpu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setLogger( final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removeRootDirectory( final String docu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setBasedir( final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SingleFileDeployer( final String outputDir , final boolean skipRoo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FileDeployer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setAlreadyDeployedFilesSet( Set alreadyDeployedFiles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SingleFileDeployer( final String 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FileDeployer.writeResource( final String docume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ngleFileDeploy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